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0.95cm"/>
    </style:style>
    <style:style style:name="gr3" style:family="graphic" style:parent-style-name="standard">
      <style:graphic-properties draw:textarea-horizontal-align="justify" draw:textarea-vertical-align="middle" draw:auto-grow-height="false" fo:min-height="0.184cm" fo:min-width="0.75cm"/>
    </style:style>
    <style:style style:name="gr4" style:family="graphic" style:parent-style-name="standard">
      <style:graphic-properties draw:textarea-horizontal-align="justify" draw:textarea-vertical-align="middle" draw:auto-grow-height="false" fo:min-height="0.184cm" fo:min-width="0.75cm" fo:wrap-option="wrap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88cm" fo:min-width="1.41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cm" svg:height="0.9cm" svg:x="3.231cm" svg:y="2.7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9cm" svg:height="0.9cm" svg:x="9.9cm" svg:y="16.4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9cm" svg:height="0.9cm" svg:x="7.1cm" svg:y="7.9cm">
          <draw:glue-point draw:id="4" svg:x="-4.23cm" svg:y="5cm"/>
          <text:p text:style-name="P1">REGISTERE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9cm" svg:height="0.9cm" svg:x="19.2cm" svg:y="15.5cm">
          <draw:glue-point draw:id="4" svg:x="-4.451cm" svg:y="-5cm"/>
          <draw:glue-point draw:id="5" svg:x="3.497cm" svg:y="5cm"/>
          <text:p text:style-name="P1">NOTIC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9cm" svg:height="0.9cm" svg:x="19.1cm" svg:y="5.6cm">
          <draw:glue-point draw:id="4" svg:x="-4.451cm" svg:y="5cm"/>
          <text:p text:style-name="P1">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cm" svg:height="3cm" svg:x="14.6cm" svg:y="9.5cm">
          <text:p text:style-name="P1">mana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0" draw:id="id10" draw:layer="layout" svg:width="2.9cm" svg:height="3cm" svg:x="25.4cm" svg:y="9.5cm">
          <text:p text:style-name="P1">vie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2" draw:id="id12" draw:layer="layout" svg:width="2.9cm" svg:height="3cm" svg:x="19.7cm" svg:y="16.8cm">
          <text:p text:style-name="P1">com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3" draw:id="id13" draw:layer="layout" svg:width="2.9cm" svg:height="3cm" svg:x="19.6cm" svg:y="1.9cm">
          <text:p text:style-name="P1">subscrib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2.5cm" svg:height="1.3cm" draw:transform="rotate (-3.14141812066459) translate (10.3cm 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4" draw:id="id14" draw:layer="layout" svg:width="2.5cm" svg:height="1.3cm" draw:transform="rotate (-3.14141812066459) translate (3.931cm 17.2cm)">
          <text:p text:style-name="P1"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2.5cm" svg:height="1.3cm" draw:transform="rotate (-3.14141812066459) translate (10.3cm 12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7.131cm" svg:y1="3.15cm" svg:x2="9.05cm" svg:y2="5.7cm" draw:start-shape="id1" draw:start-glue-point="1" draw:end-shape="id2" svg:d="M7131 3150h1919v2550" svg:viewBox="0 0 1920 2551">
          <text:p/>
        </draw:connector>
        <draw:connector draw:style-name="gr5" draw:text-style-name="P1" draw:layer="layout" svg:x1="9.05cm" svg:y1="7cm" svg:x2="9.05cm" svg:y2="7.9cm" draw:start-shape="id2" draw:start-glue-point="4" draw:end-shape="id3" draw:end-glue-point="0" svg:d="M9050 7000v900" svg:viewBox="0 0 1 901">
          <text:p/>
        </draw:connector>
        <draw:connector draw:style-name="gr5" draw:text-style-name="P1" draw:layer="layout" svg:x1="9.05cm" svg:y1="8.8cm" svg:x2="9.05cm" svg:y2="10.8cm" draw:start-shape="id3" draw:start-glue-point="2" draw:end-shape="id4" draw:end-glue-point="7" svg:d="M9050 8800v2000" svg:viewBox="0 0 1 2001">
          <text:p/>
        </draw:connector>
        <draw:connector draw:style-name="gr5" draw:text-style-name="P1" xml:id="id9" draw:id="id9" draw:layer="layout" draw:line-skew="-0.499cm" svg:x1="19.1cm" svg:y1="6.05cm" svg:x2="19.2cm" svg:y2="15.95cm" draw:start-shape="id5" draw:start-glue-point="3" draw:end-shape="id6" draw:end-glue-point="3" svg:d="M19100 6050h-1049v9900h1149" svg:viewBox="0 0 1150 9901">
          <text:p/>
        </draw:connector>
        <draw:connector draw:style-name="gr5" draw:text-style-name="P1" draw:layer="layout" svg:x1="13.8cm" svg:y1="16.85cm" svg:x2="16.05cm" svg:y2="12.5cm" draw:start-shape="id7" draw:start-glue-point="1" draw:end-shape="id8" draw:end-glue-point="6" svg:d="M13800 16850h2250v-4350" svg:viewBox="0 0 2251 4351">
          <text:p/>
        </draw:connector>
        <draw:connector draw:style-name="gr5" draw:text-style-name="P1" draw:layer="layout" draw:type="line" svg:x1="17.5cm" svg:y1="11cm" svg:x2="18.051cm" svg:y2="11cm" draw:start-shape="id8" draw:start-glue-point="7" draw:end-shape="id9" draw:end-glue-point="0" svg:d="M17500 11000h551" svg:viewBox="0 0 552 1">
          <text:p/>
        </draw:connector>
        <draw:connector draw:style-name="gr5" draw:text-style-name="P1" xml:id="id11" draw:id="id11" draw:layer="layout" svg:x1="23cm" svg:y1="6.05cm" svg:x2="23.1cm" svg:y2="15.95cm" draw:start-shape="id5" draw:start-glue-point="1" draw:end-shape="id6" draw:end-glue-point="1" svg:d="M23000 6050h650v9900h-550" svg:viewBox="0 0 651 9901">
          <text:p/>
        </draw:connector>
        <draw:connector draw:style-name="gr5" draw:text-style-name="P1" draw:layer="layout" svg:x1="25.4cm" svg:y1="11cm" svg:x2="23.65cm" svg:y2="11cm" draw:start-shape="id10" draw:start-glue-point="5" draw:end-shape="id11" draw:end-glue-point="0" svg:d="M25400 11000h-1750" svg:viewBox="0 0 1751 1">
          <text:p/>
        </draw:connector>
        <draw:connector draw:style-name="gr5" draw:text-style-name="P1" draw:layer="layout" svg:x1="9.9cm" svg:y1="16.85cm" svg:x2="9.05cm" svg:y2="12.1cm" draw:start-shape="id7" draw:start-glue-point="3" draw:end-shape="id4" draw:end-glue-point="4" svg:d="M9900 16850h-850v-4750" svg:viewBox="0 0 851 4751">
          <text:p/>
        </draw:connector>
        <draw:connector draw:style-name="gr5" draw:text-style-name="P2" draw:layer="layout" svg:x1="7.401cm" svg:y1="8.8cm" svg:x2="19.7cm" svg:y2="18.3cm" draw:start-shape="id3" draw:start-glue-point="4" draw:end-shape="id12" draw:end-glue-point="5" svg:d="M7401 8800v9500h12299" svg:viewBox="0 0 12300 9501">
          <text:p/>
        </draw:connector>
        <draw:custom-shape draw:style-name="gr1" draw:text-style-name="P1" xml:id="id15" draw:id="id15" draw:layer="layout" svg:width="3.9cm" svg:height="0.9cm" svg:x="1.5cm" svg:y="18.1cm">
          <draw:glue-point draw:id="4" svg:x="-4.23cm" svg:y="5cm"/>
          <text:p text:style-name="P1">PUBLIC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3.2cm" svg:x1="11cm" svg:y1="8.35cm" svg:x2="19.6cm" svg:y2="3.4cm" draw:start-shape="id3" draw:start-glue-point="1" draw:end-shape="id13" draw:end-glue-point="5" svg:d="M11000 8350h1100v-4950h7500" svg:viewBox="0 0 8601 4951">
          <text:p text:style-name="P1"/>
          <text:p text:style-name="P1"/>
        </draw:connector>
        <draw:connector draw:style-name="gr5" draw:text-style-name="P1" draw:layer="layout" svg:x1="21.05cm" svg:y1="4.9cm" svg:x2="21.05cm" svg:y2="5.6cm" draw:start-shape="id13" draw:start-glue-point="6" draw:end-shape="id5" draw:end-glue-point="0" svg:d="M21050 4900v700" svg:viewBox="0 0 1 701">
          <text:p/>
        </draw:connector>
        <draw:connector draw:style-name="gr5" draw:text-style-name="P1" draw:layer="layout" svg:x1="21.15cm" svg:y1="16.4cm" svg:x2="21.15cm" svg:y2="16.8cm" draw:start-shape="id6" draw:start-glue-point="2" draw:end-shape="id12" draw:end-glue-point="4" svg:d="M21150 16400v400" svg:viewBox="0 0 1 401">
          <text:p/>
        </draw:connector>
        <draw:connector draw:style-name="gr5" draw:text-style-name="P1" draw:layer="layout" draw:line-skew="-0.599cm" svg:x1="5.181cm" svg:y1="2.7cm" svg:x2="26.85cm" svg:y2="9.5cm" draw:start-shape="id1" draw:start-glue-point="0" draw:end-shape="id10" draw:end-glue-point="4" svg:d="M5181 2700v-1149h21669v7949" svg:viewBox="0 0 21670 7950">
          <text:p/>
        </draw:connector>
        <draw:connector draw:style-name="gr5" draw:text-style-name="P1" draw:layer="layout" svg:x1="2.681cm" svg:y1="17.2cm" svg:x2="3.45cm" svg:y2="18.1cm" draw:start-shape="id14" draw:start-glue-point="4" draw:end-shape="id15" draw:end-glue-point="0" svg:d="M2681 17200v450h769v450" svg:viewBox="0 0 770 901">
          <text:p/>
        </draw:connector>
        <draw:connector draw:style-name="gr5" draw:text-style-name="P1" draw:layer="layout" svg:x1="3.231cm" svg:y1="3.15cm" svg:x2="2.681cm" svg:y2="15.9cm" draw:start-shape="id1" draw:start-glue-point="3" draw:end-shape="id14" draw:end-glue-point="7" svg:d="M3231 3150h-550v12750" svg:viewBox="0 0 551 12751">
          <text:p/>
        </draw:connector>
        <draw:custom-shape draw:style-name="gr7" draw:text-style-name="P3" xml:id="id19" draw:id="id19" draw:layer="layout" svg:width="2.7cm" svg:height="0.9cm" svg:x="20.414cm" svg:y="7.2cm">
          <text:p text:style-name="P1"><text:span text:style-name="T1">Board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1" draw:id="id21" draw:layer="layout" svg:width="2.7cm" svg:height="0.9cm" svg:x="20.414cm" svg:y="9.5cm">
          <text:p text:style-name="P1">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0" draw:id="id20" draw:layer="layout" svg:width="2.7cm" svg:height="0.9cm" svg:x="20.409cm" svg:y="8.36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6" draw:id="id16" draw:layer="layout" svg:width="2.7cm" svg:height="0.9cm" svg:x="20.514cm" svg:y="11cm">
          <text:p text:style-name="P1"><text:span text:style-name="T1">Notice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" draw:id="id17" draw:layer="layout" svg:width="2.7cm" svg:height="0.9cm" svg:x="20.514cm" svg:y="12.2cm">
          <text:p text:style-name="P1">Cont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" draw:id="id18" draw:layer="layout" svg:width="2.7cm" svg:height="0.9cm" svg:x="20.514cm" svg:y="13.5cm">
          <text:p text:style-name="P1">Attach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0.514cm" svg:y1="11.45cm" svg:x2="20.514cm" svg:y2="12.65cm" draw:start-shape="id16" draw:start-glue-point="6" draw:end-shape="id17" draw:end-glue-point="6" svg:d="M20514 11450h-550v1200h550" svg:viewBox="0 0 551 1201">
          <text:p/>
        </draw:connector>
        <draw:connector draw:style-name="gr5" draw:text-style-name="P1" xml:id="id23" draw:id="id23" draw:layer="layout" svg:x1="20.514cm" svg:y1="12.65cm" svg:x2="20.514cm" svg:y2="13.95cm" draw:start-shape="id17" draw:start-glue-point="6" draw:end-shape="id18" draw:end-glue-point="6" svg:d="M20514 12650h-550v1300h550" svg:viewBox="0 0 551 1301">
          <text:p/>
        </draw:connector>
        <draw:connector draw:style-name="gr5" draw:text-style-name="P1" xml:id="id22" draw:id="id22" draw:layer="layout" svg:x1="20.414cm" svg:y1="7.65cm" svg:x2="20.409cm" svg:y2="8.815cm" draw:start-shape="id19" draw:start-glue-point="6" draw:end-shape="id20" draw:end-glue-point="6" svg:d="M20414 7650h-555v1165h550" svg:viewBox="0 0 556 1166">
          <text:p/>
        </draw:connector>
        <draw:connector draw:style-name="gr5" draw:text-style-name="P1" draw:layer="layout" svg:x1="20.409cm" svg:y1="8.815cm" svg:x2="20.414cm" svg:y2="9.95cm" draw:start-shape="id20" draw:start-glue-point="6" draw:end-shape="id21" draw:end-glue-point="6" svg:d="M20409 8815h-550v1135h555" svg:viewBox="0 0 556 1136">
          <text:p/>
        </draw:connector>
        <draw:connector draw:style-name="gr5" draw:text-style-name="P1" draw:layer="layout" draw:line-skew="0.025cm" svg:x1="19.315cm" svg:y1="6.5cm" svg:x2="19.859cm" svg:y2="8.232cm" draw:start-shape="id5" draw:start-glue-point="4" draw:end-shape="id22" draw:end-glue-point="0" svg:d="M19315 6500v600h-6v1132h550" svg:viewBox="0 0 551 1733">
          <text:p/>
        </draw:connector>
        <draw:connector draw:style-name="gr5" draw:text-style-name="P1" draw:layer="layout" svg:x1="19.415cm" svg:y1="15.5cm" svg:x2="19.964cm" svg:y2="13.3cm" draw:start-shape="id6" draw:start-glue-point="4" draw:end-shape="id23" draw:end-glue-point="0" svg:d="M19415 15500v-775h-1v-1425h550" svg:viewBox="0 0 551 2201">
          <text:p/>
        </draw:connector>
        <draw:custom-shape draw:style-name="gr7" draw:text-style-name="P1" xml:id="id25" draw:id="id25" draw:layer="layout" svg:width="2.7cm" svg:height="0.9cm" svg:x="3.014cm" svg:y="7.2cm">
          <text:p text:style-name="P1">U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4" draw:id="id24" draw:layer="layout" svg:width="2.7cm" svg:height="0.9cm" svg:x="3.014cm" svg:y="5.8cm">
          <text:p text:style-name="P1"><text:span text:style-name="T1">Us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6" draw:id="id26" draw:layer="layout" svg:width="2.7cm" svg:height="0.9cm" svg:x="3.014cm" svg:y="8.6cm">
          <text:p text:style-name="P1">E_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7" draw:id="id27" draw:layer="layout" svg:width="2.7cm" svg:height="0.9cm" svg:x="3.014cm" svg:y="10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5.714cm" svg:y1="6.25cm" svg:x2="5.714cm" svg:y2="7.65cm" draw:start-shape="id24" draw:start-glue-point="10" draw:end-shape="id25" draw:end-glue-point="10" svg:d="M5714 6250h551v1400h-551" svg:viewBox="0 0 552 1401">
          <text:p/>
        </draw:connector>
        <draw:connector draw:style-name="gr5" draw:text-style-name="P1" xml:id="id28" draw:id="id28" draw:layer="layout" svg:x1="5.714cm" svg:y1="7.65cm" svg:x2="5.714cm" svg:y2="9.05cm" draw:start-shape="id25" draw:start-glue-point="10" draw:end-shape="id26" draw:end-glue-point="10" svg:d="M5714 7650h551v1400h-551" svg:viewBox="0 0 552 1401">
          <text:p/>
        </draw:connector>
        <draw:connector draw:style-name="gr5" draw:text-style-name="P1" draw:layer="layout" svg:x1="5.714cm" svg:y1="9.05cm" svg:x2="5.714cm" svg:y2="10.45cm" draw:start-shape="id26" draw:start-glue-point="10" draw:end-shape="id27" draw:end-glue-point="10" svg:d="M5714 9050h551v1400h-551" svg:viewBox="0 0 552 1401">
          <text:p/>
        </draw:connector>
        <draw:connector draw:style-name="gr5" draw:text-style-name="P1" draw:layer="layout" svg:x1="6.265cm" svg:y1="8.35cm" svg:x2="7.1cm" svg:y2="8.35cm" draw:start-shape="id28" draw:start-glue-point="0" draw:end-shape="id3" draw:end-glue-point="3" svg:d="M6265 8350h835" svg:viewBox="0 0 836 1">
          <text:p/>
        </draw:connector>
        <draw:custom-shape draw:style-name="gr7" draw:text-style-name="P1" draw:layer="layout" svg:width="2.7cm" svg:height="0.9cm" svg:x="20.515cm" svg:y="13.501cm">
          <text:p text:style-name="P1">Attach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0" draw:id="id30" draw:layer="layout" svg:width="2.7cm" svg:height="0.9cm" svg:x="24.214cm" svg:y="17.5cm">
          <text:p text:style-name="P1">P-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9" draw:id="id29" draw:layer="layout" svg:width="2.7cm" svg:height="0.9cm" svg:x="24.114cm" svg:y="16.2cm">
          <text:p text:style-name="P1">Publish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31" draw:id="id31" draw:layer="layout" svg:x1="24.114cm" svg:y1="16.65cm" svg:x2="24.214cm" svg:y2="17.95cm" draw:start-shape="id29" draw:start-glue-point="6" draw:end-shape="id30" draw:end-glue-point="6" svg:d="M24114 16650h-550v1300h650" svg:viewBox="0 0 651 1301">
          <text:p/>
        </draw:connector>
        <draw:connector draw:style-name="gr5" draw:text-style-name="P1" draw:layer="layout" svg:x1="22.513cm" svg:y1="16.4cm" svg:x2="23.564cm" svg:y2="17.3cm" draw:start-shape="id6" draw:start-glue-point="5" draw:end-shape="id31" draw:end-glue-point="0" svg:d="M22513 16400v900h1051" svg:viewBox="0 0 1052 901">
          <text:p/>
        </draw:connector>
        <draw:custom-shape draw:style-name="gr7" draw:text-style-name="P1" xml:id="id33" draw:id="id33" draw:layer="layout" svg:width="2.7cm" svg:height="0.9cm" svg:x="23.814cm" svg:y="3.5cm">
          <text:p text:style-name="P1">Board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2" draw:id="id32" draw:layer="layout" svg:width="2.7cm" svg:height="0.9cm" svg:x="23.814cm" svg:y="2.2cm">
          <text:p text:style-name="P1">User_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2.5cm" svg:y1="3.4cm" svg:x2="23.814cm" svg:y2="2.65cm" draw:start-shape="id13" draw:start-glue-point="7" draw:end-shape="id32" draw:end-glue-point="6" svg:d="M22500 3400h658v-750h656" svg:viewBox="0 0 1315 751">
          <text:p/>
        </draw:connector>
        <draw:connector draw:style-name="gr5" draw:text-style-name="P1" draw:layer="layout" svg:x1="22.5cm" svg:y1="3.4cm" svg:x2="23.814cm" svg:y2="3.95cm" draw:start-shape="id13" draw:start-glue-point="7" draw:end-shape="id33" draw:end-glue-point="6" svg:d="M22500 3400h658v550h656" svg:viewBox="0 0 1315 551">
          <text:p/>
        </draw:connector>
        <draw:frame draw:style-name="gr8" draw:text-style-name="P4" draw:layer="layout" svg:width="0.7cm" svg:height="0.763cm" svg:x="19.114cm" svg:y="3.4cm">
          <draw:text-box>
            <text:p>r</text:p>
          </draw:text-box>
        </draw:frame>
        <draw:frame draw:style-name="gr8" draw:text-style-name="P4" draw:layer="layout" svg:width="0.7cm" svg:height="0.763cm" svg:x="21.014cm" svg:y="4.7cm">
          <draw:text-box>
            <text:p>b</text:p>
          </draw:text-box>
        </draw:frame>
        <draw:frame draw:style-name="gr8" draw:text-style-name="P4" draw:layer="layout" svg:width="0.7cm" svg:height="0.763cm" svg:x="15.314cm" svg:y="12.4cm">
          <draw:text-box>
            <text:p>a</text:p>
          </draw:text-box>
        </draw:frame>
        <draw:frame draw:style-name="gr8" draw:text-style-name="P4" draw:layer="layout" svg:width="0.7cm" svg:height="0.763cm" svg:x="17.914cm" svg:y="10.1cm">
          <draw:text-box>
            <text:p>b</text:p>
          </draw:text-box>
        </draw:frame>
        <draw:frame draw:style-name="gr8" draw:text-style-name="P4" draw:layer="layout" svg:width="0.7cm" svg:height="0.763cm" svg:x="23.514cm" svg:y="10cm">
          <draw:text-box>
            <text:p>b</text:p>
          </draw:text-box>
        </draw:frame>
        <draw:frame draw:style-name="gr8" draw:text-style-name="P4" draw:layer="layout" svg:width="0.7cm" svg:height="0.763cm" svg:x="21.114cm" svg:y="16.4cm">
          <draw:text-box>
            <text:p>n</text:p>
          </draw:text-box>
        </draw:frame>
        <draw:frame draw:style-name="gr8" draw:text-style-name="P4" draw:layer="layout" svg:width="0.7cm" svg:height="0.763cm" svg:x="19.014cm" svg:y="18.3cm">
          <draw:text-box>
            <text:p>r</text:p>
          </draw:text-box>
        </draw:frame>
        <draw:frame draw:style-name="gr8" draw:text-style-name="P4" draw:layer="layout" svg:width="0.7cm" svg:height="0.763cm" svg:x="17.914cm" svg:y="11.1cm">
          <draw:text-box>
            <text:p>n</text:p>
          </draw:text-box>
        </draw:frame>
        <draw:frame draw:style-name="gr8" draw:text-style-name="P4" draw:layer="layout" svg:width="0.7cm" svg:height="0.763cm" svg:x="23.514cm" svg:y="11.237cm">
          <draw:text-box>
            <text:p>n</text:p>
          </draw:text-box>
        </draw:frame>
        <draw:frame draw:style-name="gr8" draw:text-style-name="P4" draw:layer="layout" svg:width="0.7cm" svg:height="0.763cm" svg:x="26.914cm" svg:y="9.037cm">
          <draw:text-box>
            <text:p>u</text:p>
          </draw:text-box>
        </draw:frame>
        <draw:frame draw:style-name="gr9" draw:text-style-name="P4" draw:layer="layout" svg:width="1.3cm" svg:height="0.9cm" svg:x="2.014cm" svg:y="15.9cm">
          <draw:text-box>
            <text:p>Is a</text:p>
          </draw:text-box>
        </draw:frame>
        <draw:frame draw:style-name="gr9" draw:text-style-name="P4" draw:layer="layout" svg:width="1.3cm" svg:height="0.9cm" svg:x="8.414cm" svg:y="5.8cm">
          <draw:text-box>
            <text:p>Is a</text:p>
          </draw:text-box>
        </draw:frame>
        <draw:frame draw:style-name="gr9" draw:text-style-name="P4" draw:layer="layout" svg:width="1.3cm" svg:height="0.9cm" svg:x="8.314cm" svg:y="10.9cm">
          <draw:text-box>
            <text:p>Is 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14cm" fo:margin-right="0.988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0:32:27.719280854</meta:creation-date>
    <dc:date>2017-09-16T19:23:28.219477714</dc:date>
    <meta:editing-duration>PT1H40M25S</meta:editing-duration>
    <meta:editing-cycles>9</meta:editing-cycles>
    <meta:generator>LibreOffice/5.2.2.2$Linux_X86_64 LibreOffice_project/20m0$Build-2</meta:generator>
    <meta:document-statistic meta:object-count="71"/>
  </office:meta>
</office:document-meta>
</file>